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66c6" officeooo:paragraph-rsid="00036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avio Augusto</text:p>
      <text:p text:style-name="P1">Exercício 2</text:p>
      <text:p text:style-name="Standard"/>
      <text:p text:style-name="Standard">lista = []<text:line-break/>nome = input("Digite um nome (ou digite '-1' para parar): ")<text:line-break/>while nome != "-1":<text:line-break/> <text:s text:c="3"/>lista.append(nome)<text:line-break/> <text:s text:c="3"/>nome = input("Digite um nome (ou digite '-1' para parar): ")<text:line-break/>print("Saída:")<text:line-break/>for nome in lista:<text:line-break/> <text:s text:c="3"/>print(no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7:13:17.744000000</meta:creation-date>
    <dc:date>2024-04-05T17:16:05.546000000</dc:date>
    <meta:editing-duration>PT2M49S</meta:editing-duration>
    <meta:editing-cycles>1</meta:editing-cycles>
    <meta:document-statistic meta:table-count="0" meta:image-count="0" meta:object-count="0" meta:page-count="1" meta:paragraph-count="3" meta:word-count="40" meta:character-count="255" meta:non-whitespace-character-count="206"/>
    <meta:generator>LibreOffice/6.0.7.3$Windows_X86_64 LibreOffice_project/dc89aa7a9eabfd848af146d5086077aeed2ae4a5</meta:generator>
  </office:meta>
</office:document-meta>
</file>